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Lohit Devanagari1" svg:font-family="'Lohit Devanagari'"/>
    <style:font-face style:name="Montserrat" svg:font-family="Montserrat, sans-serif"/>
    <style:font-face style:name="andale mono" svg:font-family="'andale mono', monospace"/>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635cm" loext:contextual-spacing="false" fo:text-align="justify" style:justify-single-word="false" fo:orphans="2" fo:widows="2" fo:text-indent="0cm" style:auto-text-indent="false" fo:padding="0cm" fo:border="none"/>
      <style:text-properties fo:font-variant="normal" fo:text-transform="none" fo:color="#404040" fo:letter-spacing="normal"/>
    </style:style>
    <style:style style:name="P2" style:family="paragraph" style:parent-style-name="Text_20_body">
      <style:paragraph-properties fo:margin-left="0cm" fo:margin-right="0cm" fo:margin-top="0cm" fo:margin-bottom="0.635cm" loext:contextual-spacing="false" fo:text-align="justify" style:justify-single-word="false" fo:orphans="2" fo:widows="2" fo:text-indent="0cm" style:auto-text-indent="false" fo:padding="0cm" fo:border="none"/>
      <style:text-properties fo:font-variant="normal" fo:text-transform="none" fo:color="#404040" style:font-name="Lato" fo:font-size="12pt" fo:letter-spacing="normal" fo:font-style="normal" fo:font-weight="normal"/>
    </style:style>
    <style:style style:name="P3" style:family="paragraph" style:parent-style-name="Text_20_body">
      <style:paragraph-properties fo:margin-left="0cm" fo:margin-right="0cm" fo:margin-top="0cm" fo:margin-bottom="0.635cm" loext:contextual-spacing="false" fo:text-align="start" style:justify-single-word="false" fo:orphans="2" fo:widows="2" fo:text-indent="0cm" style:auto-text-indent="false" fo:padding="0cm" fo:border="none"/>
      <style:text-properties fo:font-variant="normal" fo:text-transform="none" fo:color="#404040" style:font-name="Lato" fo:font-size="12pt" fo:letter-spacing="normal" fo:font-style="normal" fo:font-weight="normal"/>
    </style:style>
    <style:style style:name="P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5"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04040" style:font-name="inherit" fo:font-size="12pt" fo:letter-spacing="normal" fo:font-style="normal" fo:font-weight="normal"/>
    </style:style>
    <style:style style:name="P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404040" style:font-name="andale mono" fo:font-size="12pt" fo:letter-spacing="normal" fo:font-style="normal" fo:font-weight="normal" loext:padding="0cm" loext:border="none"/>
    </style:style>
    <style:style style:name="P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404040" style:font-name="Lato" fo:font-size="12pt" fo:letter-spacing="normal" fo:font-style="normal" fo:font-weight="normal"/>
    </style:style>
    <style:style style:name="P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ff" style:font-name="andale mono" fo:font-size="12pt" fo:letter-spacing="normal" fo:font-style="normal" fo:font-weight="normal" loext:padding="0cm" loext:border="none"/>
    </style:style>
    <style:style style:name="P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ff" style:font-name="andale mono" fo:font-size="12pt" fo:letter-spacing="normal" fo:font-style="normal" fo:font-weight="bold" loext:padding="0cm" loext:border="none"/>
    </style:style>
    <style:style style:name="P1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ff" fo:letter-spacing="normal" loext:padding="0cm" loext:border="none"/>
    </style:style>
    <style:style style:name="P1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800000" style:font-name="inherit" fo:font-size="12pt" fo:letter-spacing="normal" fo:font-style="normal" fo:font-weight="normal" loext:padding="0cm" loext:border="none"/>
    </style:style>
    <style:style style:name="P1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808080" style:font-name="andale mono" fo:font-size="12pt" fo:letter-spacing="normal" fo:font-style="normal" fo:font-weight="normal" loext:padding="0cm" loext:border="none"/>
    </style:style>
    <style:style style:name="P1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ff6600" style:font-name="andale mono" fo:font-size="12pt" fo:letter-spacing="normal" fo:font-style="normal" fo:font-weight="normal" loext:padding="0cm" loext:border="none"/>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5"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6" style:family="paragraph" style:parent-style-name="Text_20_body">
      <style:paragraph-properties fo:margin-left="0cm" fo:margin-right="0cm" fo:margin-top="0cm" fo:margin-bottom="0.265cm" loext:contextual-spacing="false" style:line-height-at-least="0.926cm" fo:text-align="start" style:justify-single-word="false" fo:orphans="2" fo:widows="2" fo:text-indent="0cm" style:auto-text-indent="false" fo:padding="0cm" fo:border="none"/>
      <style:text-properties fo:font-variant="normal" fo:text-transform="none" fo:color="#404040" fo:letter-spacing="normal"/>
    </style:style>
    <style:style style:name="P17" style:family="paragraph" style:parent-style-name="Text_20_body">
      <style:paragraph-properties fo:margin-left="0cm" fo:margin-right="0cm" fo:margin-top="0cm" fo:margin-bottom="0.265cm" loext:contextual-spacing="false" style:line-height-at-least="0.926cm" fo:text-align="start" style:justify-single-word="false" fo:orphans="2" fo:widows="2" fo:text-indent="0cm" style:auto-text-indent="false" fo:padding="0cm" fo:border="none"/>
      <style:text-properties fo:font-variant="normal" fo:text-transform="none" fo:color="#404040" fo:letter-spacing="normal" officeooo:paragraph-rsid="0002c385"/>
    </style:style>
    <style:style style:name="P18" style:family="paragraph" style:parent-style-name="Heading_20_1">
      <style:text-properties fo:font-variant="normal" fo:text-transform="none" fo:color="#404040" style:font-name="Montserrat" fo:font-size="22.5pt" fo:letter-spacing="normal" fo:font-style="italic" fo:font-weight="bold"/>
    </style:style>
    <style:style style:name="P19" style:family="paragraph" style:parent-style-name="Heading_20_1">
      <style:paragraph-properties fo:margin-left="0cm" fo:margin-right="0cm" fo:margin-top="0cm" fo:margin-bottom="0.265cm" loext:contextual-spacing="false" style:line-height-at-least="0.926cm" fo:text-align="start" style:justify-single-word="false" fo:orphans="2" fo:widows="2" fo:text-indent="0cm" style:auto-text-indent="false" fo:padding="0cm" fo:border="none"/>
      <style:text-properties fo:font-variant="normal" fo:text-transform="none" fo:color="#404040" style:font-name="Montserrat" fo:font-size="22.5pt" fo:letter-spacing="normal" fo:font-style="normal" fo:font-weight="bold"/>
    </style:style>
    <style:style style:name="P20" style:family="paragraph" style:parent-style-name="Heading_20_1">
      <style:paragraph-properties fo:margin-left="0cm" fo:margin-right="0cm" fo:margin-top="0cm" fo:margin-bottom="0.265cm" loext:contextual-spacing="false" style:line-height-at-least="0.926cm" fo:text-align="start" style:justify-single-word="false" fo:orphans="2" fo:widows="2" fo:text-indent="0cm" style:auto-text-indent="false" fo:padding="0cm" fo:border="none"/>
      <style:text-properties fo:font-variant="normal" fo:text-transform="none" fo:color="#404040" fo:letter-spacing="normal"/>
    </style:style>
    <style:style style:name="P21" style:family="paragraph" style:parent-style-name="Heading_20_1">
      <style:paragraph-properties fo:margin-left="0cm" fo:margin-right="0cm" fo:margin-top="0cm" fo:margin-bottom="0.265cm" loext:contextual-spacing="false" style:line-height-at-least="0.926cm" fo:text-align="start" style:justify-single-word="false" fo:orphans="2" fo:widows="2" fo:text-indent="0cm" style:auto-text-indent="false" fo:padding="0cm" fo:border="none"/>
      <style:text-properties fo:font-variant="normal" fo:text-transform="none" fo:color="#404040" fo:letter-spacing="normal" officeooo:paragraph-rsid="0002c385"/>
    </style:style>
    <style:style style:name="P22" style:family="paragraph" style:parent-style-name="Heading_20_3">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404040" style:font-name="Lato" fo:font-size="18pt" fo:letter-spacing="normal" fo:font-style="normal"/>
    </style:style>
    <style:style style:name="P23" style:family="paragraph" style:parent-style-name="Heading_20_3">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404040" style:font-name="Lato" fo:font-size="18pt" fo:letter-spacing="normal" fo:font-style="normal" fo:font-weight="bold"/>
    </style:style>
    <style:style style:name="T1" style:family="text">
      <style:text-properties fo:font-weight="bold"/>
    </style:style>
    <style:style style:name="T2" style:family="text">
      <style:text-properties style:font-name="inherit" style:text-underline-style="solid" style:text-underline-width="auto" style:text-underline-color="font-color" loext:padding="0cm" loext:border="none"/>
    </style:style>
    <style:style style:name="T3" style:family="text">
      <style:text-properties fo:font-variant="normal" fo:text-transform="none" fo:color="#404040" style:font-name="inherit" fo:font-size="12pt" fo:letter-spacing="normal" fo:font-style="normal" fo:font-weight="bold" loext:padding="0cm" loext:border="none"/>
    </style:style>
    <style:style style:name="T4" style:family="text">
      <style:text-properties fo:font-variant="normal" fo:text-transform="none" fo:color="#404040" style:font-name="inherit" fo:font-size="12pt" fo:letter-spacing="normal" fo:font-style="normal" style:text-underline-style="solid" style:text-underline-width="auto" style:text-underline-color="font-color" fo:font-weight="normal" loext:padding="0cm" loext:border="none"/>
    </style:style>
    <style:style style:name="T5" style:family="text">
      <style:text-properties fo:font-variant="normal" fo:text-transform="none" fo:color="#404040" style:font-name="inherit" fo:font-size="12pt" fo:letter-spacing="normal" fo:font-style="normal" fo:font-weight="normal"/>
    </style:style>
    <style:style style:name="T6" style:family="text">
      <style:text-properties fo:font-variant="normal" fo:text-transform="none" fo:color="#404040" style:font-name="Lato" fo:font-size="12pt" fo:letter-spacing="normal" fo:font-style="normal" fo:font-weight="normal"/>
    </style:style>
    <style:style style:name="T7" style:family="text">
      <style:text-properties fo:font-variant="normal" fo:text-transform="none" fo:color="#404040" style:font-name="andale mono" fo:font-size="12pt" fo:letter-spacing="normal" fo:font-style="normal" fo:font-weight="normal" loext:padding="0cm" loext:border="none"/>
    </style:style>
    <style:style style:name="T8" style:family="text">
      <style:text-properties fo:font-variant="normal" fo:text-transform="none" fo:color="#800080" style:text-line-through-style="none" style:text-line-through-type="none" style:font-name="inherit" fo:font-size="12pt" fo:letter-spacing="normal" fo:font-style="normal" style:text-underline-style="none" fo:font-weight="normal" style:text-blinking="false" loext:padding="0cm" loext:border="none"/>
    </style:style>
    <style:style style:name="T9" style:family="text">
      <style:text-properties fo:font-variant="normal" fo:text-transform="none" fo:color="#008000" style:font-name="inherit" fo:font-size="12pt" fo:letter-spacing="normal" fo:font-style="normal" fo:font-weight="bold" loext:padding="0cm" loext:border="none"/>
    </style:style>
    <style:style style:name="T10" style:family="text">
      <style:text-properties fo:font-variant="normal" fo:text-transform="none" fo:color="#0000ff" style:font-name="andale mono" fo:font-size="12pt" fo:letter-spacing="normal" fo:font-style="normal" fo:font-weight="normal" loext:padding="0cm" loext:border="none"/>
    </style:style>
    <style:style style:name="T11" style:family="text">
      <style:text-properties fo:font-variant="normal" fo:text-transform="none" fo:color="#0000ff" style:font-name="inherit" fo:font-size="12pt" fo:letter-spacing="normal" fo:font-style="normal" fo:font-weight="bold" loext:padding="0cm" loext:border="none"/>
    </style:style>
    <style:style style:name="T12" style:family="text">
      <style:text-properties fo:font-variant="normal" fo:text-transform="none" fo:color="#0000ff" style:font-name="inherit" fo:font-size="12pt" fo:letter-spacing="normal" fo:font-style="normal" fo:font-weight="normal" loext:padding="0cm" loext:border="none"/>
    </style:style>
    <style:style style:name="T13" style:family="text">
      <style:text-properties fo:font-variant="normal" fo:text-transform="none" fo:color="#800000" style:font-name="andale mono" fo:font-size="12pt" fo:letter-spacing="normal" fo:font-style="normal" fo:font-weight="normal" loext:padding="0cm" loext:border="none"/>
    </style:style>
    <style:style style:name="T14" style:family="text">
      <style:text-properties fo:font-variant="normal" fo:text-transform="none" fo:color="#800000" style:font-name="inherit" fo:font-size="12pt" fo:letter-spacing="normal" fo:font-style="normal" fo:font-weight="bold" loext:padding="0cm" loext:border="none"/>
    </style:style>
    <style:style style:name="T15" style:family="text">
      <style:text-properties fo:font-variant="normal" fo:text-transform="none" fo:color="#800000" style:font-name="inherit" fo:font-size="12pt" fo:letter-spacing="normal" fo:font-style="normal" fo:font-weight="normal" loext:padding="0cm" loext:border="none"/>
    </style:style>
    <style:style style:name="T16" style:family="text">
      <style:text-properties fo:font-variant="normal" fo:text-transform="none" fo:color="#3366ff" style:font-name="inherit" fo:font-size="12pt" fo:letter-spacing="normal" fo:font-style="normal" fo:font-weight="bold" loext:padding="0cm" loext:border="none"/>
    </style:style>
    <style:style style:name="T17" style:family="text">
      <style:text-properties fo:font-variant="normal" fo:text-transform="none" fo:color="#808000" style:font-name="inherit" fo:font-size="12pt" fo:letter-spacing="normal" fo:font-style="normal" fo:font-weight="bold" loext:padding="0cm" loext:border="none"/>
    </style:style>
    <style:style style:name="T18" style:family="text">
      <style:text-properties fo:font-variant="normal" fo:text-transform="none" fo:color="#993366" style:font-name="inherit" fo:font-size="12pt" fo:letter-spacing="normal" fo:font-style="normal" fo:font-weight="bold" loext:padding="0cm" loext:border="none"/>
    </style:style>
    <style:style style:name="T19" style:family="text">
      <style:text-properties fo:font-variant="normal" fo:text-transform="none" fo:color="#000000" style:font-name="inherit" fo:font-size="12pt" fo:letter-spacing="normal" fo:font-style="normal" fo:font-weight="bold" loext:padding="0cm" loext:border="none"/>
    </style:style>
    <style:style style:name="T20" style:family="text">
      <style:text-properties fo:font-variant="normal" fo:text-transform="none" fo:color="#808080" style:font-name="inherit" fo:font-size="12pt" fo:letter-spacing="normal" fo:font-style="normal" fo:font-weight="normal" loext:padding="0cm" loext:border="none"/>
    </style:style>
    <style:style style:name="T21" style:family="text">
      <style:text-properties fo:font-variant="normal" fo:text-transform="none" fo:color="#ff6600" style:font-name="inherit" fo:font-size="12pt" fo:letter-spacing="normal" fo:font-style="normal" fo:font-weight="bold" loext:padding="0cm" loext:border="none"/>
    </style:style>
    <style:style style:name="T22" style:family="text">
      <style:text-properties fo:font-variant="normal" fo:text-transform="none" fo:color="#ff6600" style:font-name="inherit" fo:font-size="12pt" fo:letter-spacing="normal" fo:font-style="normal" fo:font-weight="normal" loext:padding="0cm" loext:border="none"/>
    </style:style>
    <style:style style:name="T23" style:family="text">
      <style:text-properties fo:font-variant="normal" fo:text-transform="none" fo:color="#ff6600" style:font-name="andale mono" fo:font-size="12pt" fo:letter-spacing="normal" fo:font-style="normal" fo:font-weight="bold" loext:padding="0cm" loext:border="none"/>
    </style:style>
    <style:style style:name="T24" style:family="text">
      <style:text-properties fo:font-variant="normal" fo:text-transform="none" fo:color="#666699" style:font-name="inherit" fo:font-size="12pt" fo:letter-spacing="normal" fo:font-style="normal" fo:font-weight="bold" loext:padding="0cm" loext:border="none"/>
    </style:style>
    <style:style style:name="T25" style:family="text">
      <style:text-properties fo:color="#800000" style:font-name="inherit"/>
    </style:style>
    <style:style style:name="T26" style:family="text">
      <style:text-properties fo:color="#800000" style:font-name="inherit" fo:font-weight="bold"/>
    </style:style>
    <style:style style:name="T27" style:family="text">
      <style:text-properties fo:color="#800000" style:font-name="inherit" fo:font-weight="bold" loext:padding="0cm" loext:border="none"/>
    </style:style>
    <style:style style:name="T28" style:family="text">
      <style:text-properties fo:color="#800000" style:font-name="inherit" officeooo:rsid="0002c385"/>
    </style:style>
    <style:style style:name="T29" style:family="text">
      <style:text-properties fo:color="#800000" style:font-name="andale mono" loext:padding="0cm" loext:border="none"/>
    </style:style>
    <style:style style:name="T30" style:family="text">
      <style:text-properties fo:color="#0000ff"/>
    </style:style>
    <style:style style:name="T31" style:family="text">
      <style:text-properties fo:color="#0000ff" style:font-name="inherit"/>
    </style:style>
    <style:style style:name="T32" style:family="text">
      <style:text-properties fo:color="#0000ff" style:font-name="inherit" loext:padding="0cm" loext:border="none"/>
    </style:style>
    <style:style style:name="T33" style:family="text">
      <style:text-properties fo:color="#0000ff" style:font-name="andale mono" loext:padding="0cm" loext:border="none"/>
    </style:style>
    <style:style style:name="T34" style:family="text">
      <style:text-properties fo:color="#0000ff" style:font-name="andale mono" fo:font-weight="bold" loext:padding="0cm" loext:border="none"/>
    </style:style>
    <style:style style:name="T35" style:family="text">
      <style:text-properties fo:color="#000000"/>
    </style:style>
    <style:style style:name="T36" style:family="text">
      <style:text-properties fo:color="#000000" style:font-name="inherit"/>
    </style:style>
    <style:style style:name="T37" style:family="text">
      <style:text-properties fo:color="#000000" style:font-name="inherit" fo:font-weight="bold" loext:padding="0cm" loext:border="none"/>
    </style:style>
    <style:style style:name="T38" style:family="text">
      <style:text-properties fo:color="#000000" style:font-name="inherit" loext:padding="0cm" loext:border="none"/>
    </style:style>
    <style:style style:name="T39" style:family="text">
      <style:text-properties fo:color="#000000" loext:padding="0cm" loext:border="none"/>
    </style:style>
    <style:style style:name="T40" style:family="text">
      <style:text-properties fo:color="#ff6600" style:font-name="inherit"/>
    </style:style>
    <style:style style:name="T41" style:family="text">
      <style:text-properties fo:color="#ff6600" style:font-name="inherit" fo:font-weight="bold"/>
    </style:style>
    <style:style style:name="T42" style:family="text">
      <style:text-properties fo:color="#ff6600" style:font-name="inherit" fo:font-weight="bold" loext:padding="0cm" loext:border="none"/>
    </style:style>
    <style:style style:name="T43" style:family="text">
      <style:text-properties fo:color="#ff6600" style:font-name="inherit" loext:padding="0cm" loext:border="none"/>
    </style:style>
    <style:style style:name="T44" style:family="text">
      <style:text-properties fo:color="#ff6600" style:font-name="andale mono" loext:padding="0cm" loext:border="none"/>
    </style:style>
    <style:style style:name="T45" style:family="text">
      <style:text-properties fo:color="#ff6600" style:font-name="andale mono" fo:font-weight="bold" loext:padding="0cm" loext:border="none"/>
    </style:style>
    <style:style style:name="T46" style:family="text">
      <style:text-properties fo:color="#3366ff" style:font-name="inherit"/>
    </style:style>
    <style:style style:name="T47" style:family="text">
      <style:text-properties fo:color="#3366ff" style:font-name="inherit" fo:font-weight="bold"/>
    </style:style>
    <style:style style:name="T48" style:family="text">
      <style:text-properties fo:color="#3366ff" style:font-name="inherit" fo:font-weight="bold" loext:padding="0cm" loext:border="none"/>
    </style:style>
    <style:style style:name="T49" style:family="text">
      <style:text-properties style:font-name="andale mono" loext:padding="0cm" loext:border="none"/>
    </style:style>
    <style:style style:name="T50" style:family="text">
      <style:text-properties fo:color="#008000" style:font-name="inherit"/>
    </style:style>
    <style:style style:name="T51" style:family="text">
      <style:text-properties fo:color="#008000" style:font-name="inherit" fo:font-weight="bold"/>
    </style:style>
    <style:style style:name="T52" style:family="text">
      <style:text-properties fo:color="#008000" style:font-name="inherit" fo:font-weight="bold" loext:padding="0cm" loext:border="none"/>
    </style:style>
    <style:style style:name="T53" style:family="text">
      <style:text-properties fo:color="#008000" style:font-name="andale mono" loext:padding="0cm" loext:border="none"/>
    </style:style>
    <style:style style:name="T54" style:family="text">
      <style:text-properties fo:color="#808080" style:font-name="inherit"/>
    </style:style>
    <style:style style:name="T55" style:family="text">
      <style:text-properties fo:color="#808080" style:font-name="inherit" loext:padding="0cm" loext:border="none"/>
    </style:style>
    <style:style style:name="T56" style:family="text">
      <style:text-properties fo:color="#808000" style:font-name="inherit" fo:font-weight="bold"/>
    </style:style>
    <style:style style:name="T57" style:family="text">
      <style:text-properties fo:color="#993366" style:font-name="inherit" fo:font-weight="bold"/>
    </style:style>
    <style:style style:name="T58" style:family="text">
      <style:text-properties fo:color="#993366" style:font-name="inherit" fo:font-weight="bold" loext:padding="0cm" loext:border="none"/>
    </style:style>
    <style:style style:name="T59" style:family="text">
      <style:text-properties style:font-name="Montserrat" fo:font-size="22.5pt" fo:font-style="normal" fo:font-weight="bold"/>
    </style:style>
    <style:style style:name="T60" style:family="text">
      <style:text-properties officeooo:rsid="0002c385"/>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Making sense of Java logic, collections, and inheritance</text:h>
      <text:p text:style-name="P4"><text:span text:style-name="Strong_20_Emphasis"><text:span text:style-name="T3">Contents</text:span></text:span></text:p>
      <text:list xml:id="list2268582647" text:style-name="L1">
        <text:list-item>
          <text:p text:style-name="P5">Logic and Comparison</text:p>
        </text:list-item>
        <text:list-item>
          <text:p text:style-name="P5">If-Else structures</text:p>
        </text:list-item>
        <text:list-item>
          <text:p text:style-name="P5">For and While Loops</text:p>
        </text:list-item>
        <text:list-item>
          <text:p text:style-name="P5">Data Structures for Collections: Arrays &amp; ArrayLists</text:p>
        </text:list-item>
        <text:list-item>
          <text:p text:style-name="P15"><text:span text:style-name="T5">Inheritance: Subclasses and Superclasses</text:span></text:p>
          <text:p text:style-name="P15"><text:span text:style-name="T6"/></text:p>
        </text:list-item>
      </text:list>
      <text:h text:style-name="P20" text:outline-level="1"><text:span text:style-name="T59">Logic</text:span></text:h>
      <text:p text:style-name="P2">We often want to make comparisons and test conditions in Java code. For example, Google Maps will check if GPS is enabled when we fire up the app and ask us if we want to enable GPS if it is not enabled. To conduct a test like this we need logic. Also, we need a way of controlling which instructions or bits of code get executed depending on some condition.</text:p>
      <text:h text:style-name="P22" text:outline-level="3">Checking equality</text:h>
      <text:p text:style-name="P4"><text:span text:style-name="T6">Java has some special syntax for logic. To check equality between two things we use the double equals (==) </text:span><text:span text:style-name="Strong_20_Emphasis"><text:span text:style-name="T3">operator</text:span></text:span><text:span text:style-name="T6">.  For example we can check if the contents of a variable are </text:span><text:span text:style-name="T4">equal to</text:span><text:span text:style-name="T6"> the number 99:</text:span></text:p>
      <text:p text:style-name="P6"><text:span text:style-name="T25">bottlesOfBeer</text:span> == <text:span text:style-name="T31">99</text:span></text:p>
      <text:p text:style-name="P7">We can also do the opposite. != checks if two values are <text:span text:style-name="T2">NOT equal</text:span> (the ! means NOT). To check if a variable is not equal to 0 write:</text:p>
      <text:p text:style-name="P6"><text:span text:style-name="T25">bottlesOfBeer</text:span> != <text:span text:style-name="T31">0</text:span></text:p>
      <text:h text:style-name="P22" text:outline-level="3">Making comparisons</text:h>
      <text:p text:style-name="P2">To make comparisons, we can use the less than (&lt;) or greater than (&gt;) signs and even combine those with the equals sign (=). To check: “is myVariable less than two?” write:</text:p>
      <text:p text:style-name="P6"><text:span text:style-name="T25">myVariable </text:span>&lt; <text:span text:style-name="T31">2</text:span></text:p>
      <text:p text:style-name="P2">To check: “is myVariable greater or equal to five?” write:</text:p>
      <text:p text:style-name="P6"><text:span text:style-name="T25">myVariable </text:span>&gt;= <text:span text:style-name="T31">5</text:span></text:p>
      <text:p text:style-name="P1"/>
      <text:h text:style-name="P19" text:outline-level="1">The If-Else Structure</text:h>
      <text:p text:style-name="P1"/>
      <text:p text:style-name="P7"><text:soft-page-break/>Often we want to control the kind of instructions to be executed depending on some condition, like the examples above. This kind of behaviour can be achieved with an <text:span text:style-name="T37">If-Else clause</text:span>, which has the following structure:</text:p>
      <text:p text:style-name="P8"><text:span text:style-name="T41">if</text:span>(<text:span text:style-name="T47">condition</text:span>) {</text:p>
      <text:p text:style-name="P8">statement_1;</text:p>
      <text:p text:style-name="P8">}<text:span text:style-name="T41">else</text:span>{</text:p>
      <text:p text:style-name="P8">statement_2;</text:p>
      <text:p text:style-name="P8">}</text:p>
      <text:p text:style-name="P7">If the condition is <text:span text:style-name="T49">true</text:span>, then <text:span text:style-name="T33">statement_1</text:span> will be executed. If the condition is <text:span text:style-name="T49">false</text:span>, then <text:span text:style-name="T33">statement_2</text:span> will be executed. The <text:span text:style-name="T1">condition</text:span> will be a <text:span text:style-name="T1">boolean</text:span> expression, which evaluates to either <text:span text:style-name="T49">true</text:span> or <text:span text:style-name="T49">false</text:span>. Therefore either <text:span text:style-name="T33">statement_1</text:span> or <text:span text:style-name="T33">statement_2</text:span> will be executed, but never both.</text:p>
      <text:p text:style-name="P4"><text:span text:style-name="T6">Remember how </text:span><text:span text:style-name="Strong_20_Emphasis"><text:span text:style-name="T9">boolean</text:span></text:span><text:span text:style-name="T6"> can also by a </text:span><text:span text:style-name="Strong_20_Emphasis"><text:span text:style-name="T9">type</text:span></text:span><text:span text:style-name="T6"> of variable? A boolean variable can only hold the value </text:span><text:span text:style-name="T7">true</text:span><text:span text:style-name="T6"> or </text:span><text:span text:style-name="T7">false</text:span><text:span text:style-name="T6">.</text:span></text:p>
      <text:p text:style-name="P4"><text:span text:style-name="T6">Suppose the method </text:span><text:span text:style-name="T10">checkWeather()</text:span><text:span text:style-name="T6"> returns either true or false depending on the meteorological conditions. We can store this value in a </text:span><text:span text:style-name="Strong_20_Emphasis"><text:span text:style-name="T9">boolean</text:span></text:span><text:span text:style-name="T6"> variable called </text:span><text:span text:style-name="T13">isItSunny</text:span><text:span text:style-name="T6">.</text:span></text:p>
      <text:p text:style-name="P8"><text:span text:style-name="T51">boolean</text:span> <text:span text:style-name="T25">isItSunny</text:span>;</text:p>
      <text:p text:style-name="P8"><text:span text:style-name="T25">isItSunny</text:span> = checkWeather(); <text:span text:style-name="T54">// isItSunny will either be true or false</text:span></text:p>
      <text:p text:style-name="P2">We can then write:</text:p>
      <text:p text:style-name="P6"><text:span text:style-name="T41">if</text:span> <text:span text:style-name="T31">(</text:span><text:span text:style-name="T25">isItSunny</text:span><text:span text:style-name="T31">) {</text:span></text:p>
      <text:p text:style-name="P8">goToPark();</text:p>
      <text:p text:style-name="P8">frolic();</text:p>
      <text:p text:style-name="P8">} <text:span text:style-name="T41">else</text:span> {</text:p>
      <text:p text:style-name="P8">goToPub();</text:p>
      <text:p text:style-name="P8">}</text:p>
      <text:p text:style-name="P2">Sadly, in London the first block of code would rarely get executed.</text:p>
      <text:h text:style-name="P22" text:outline-level="3">The logical AND</text:h>
      <text:p text:style-name="P7">We can also check if more than one condition holds true. If we want more than one requirement to be satisfied, we can use the double ampersand (&amp;&amp;). For example, we can write “is <text:span text:style-name="T29">myVariable</text:span> greater than 2 AND is <text:span text:style-name="T29">myVariable</text:span> less than 5″:</text:p>
      <text:p text:style-name="P6"><text:span text:style-name="T25">myVariable</text:span> &gt; <text:span text:style-name="T31">2</text:span> &amp;&amp; <text:span text:style-name="T25">myVariable</text:span> &lt; <text:span text:style-name="T31">5</text:span></text:p>
      <text:p text:style-name="P7">The line above will only evaluate to true if <text:span text:style-name="T29">myVariable</text:span> is equal to 3 or 4. <text:span text:style-name="T2">Both</text:span> conditions have to be true for the whole thing to be true.</text:p>
      <text:h text:style-name="P22" text:outline-level="3">The logical OR</text:h>
      <text:p text:style-name="P7">If we only need <text:span text:style-name="T2">one</text:span> condition to hold true we can use the logical OR, denoted by <text:span text:style-name="T49">||</text:span>.</text:p>
      <text:p text:style-name="P6"><text:span text:style-name="T50">boolean </text:span><text:span text:style-name="T25">sunny </text:span><text:span text:style-name="T28">=</text:span> <text:span text:style-name="T31">true;</text:span></text:p>
      <text:p text:style-name="P6"><text:span text:style-name="T50">boolean </text:span><text:span text:style-name="T25">hangover </text:span>= <text:span text:style-name="T31">false;</text:span></text:p>
      <text:p text:style-name="P6"><text:soft-page-break/><text:span text:style-name="T40">if </text:span><text:span text:style-name="T31">(sunny </text:span>|| <text:span text:style-name="T31">hangover) {  </text:span></text:p>
      <text:p text:style-name="P8">goToPark();</text:p>
      <text:p text:style-name="P8">frolic();</text:p>
      <text:p text:style-name="P6"><text:span text:style-name="T31">} </text:span><text:span text:style-name="T40">else </text:span><text:span text:style-name="T31">{</text:span></text:p>
      <text:p text:style-name="P8">goToPub();</text:p>
      <text:p text:style-name="P8">}</text:p>
      <text:p text:style-name="P7">Here <text:span text:style-name="T33">goToPark() </text:span>an<text:span text:style-name="T60">d </text:span><text:span text:style-name="T33">frolic()</text:span>will be executed since <text:span text:style-name="T32">true</text:span><text:span text:style-name="T49"> || </text:span><text:span text:style-name="T32">false</text:span> evaluates to true.</text:p>
      <text:p text:style-name="P1"> </text:p>
      <text:h text:style-name="P21" text:outline-level="1"><text:span text:style-name="T59">Loops – Doing something repeatedl</text:span></text:h>
      <text:p text:style-name="P17"><text:span text:style-name="T59"/></text:p>
      <text:p text:style-name="P2">When something has to be done over and over again, we don’t copy-paste our code. Real programmers use loops. Two common types of loops are <text:span text:style-name="T1">while loops</text:span> and <text:span text:style-name="T1">for loops</text:span>.</text:p>
      <text:h text:style-name="P23" text:outline-level="3">While loops</text:h>
      <text:p text:style-name="P7">We use <text:span text:style-name="T37">while loops</text:span> when we want to execute a block of code while a certain condition holds true. The structure of a while loop is:</text:p>
      <text:p text:style-name="P8"><text:span text:style-name="T41">while </text:span>( <text:span text:style-name="T47">condition </text:span>) {</text:p>
      <text:p text:style-name="P8">statement;</text:p>
      <text:p text:style-name="P8">}</text:p>
      <text:p text:style-name="P2">For example, we can have the following count-down timer:</text:p>
      <text:p text:style-name="P4"><text:span text:style-name="Strong_20_Emphasis"><text:span text:style-name="T9">int</text:span></text:span><text:span text:style-name="Strong_20_Emphasis"><text:span text:style-name="T11"> </text:span></text:span><text:span text:style-name="Strong_20_Emphasis"><text:span text:style-name="T14">time</text:span></text:span><text:span text:style-name="T10"> = 10;</text:span></text:p>
      <text:p text:style-name="P8"><text:span text:style-name="T41">while </text:span>( <text:span text:style-name="T47">time &gt; 0</text:span> ) {</text:p>
      <text:p text:style-name="P11">time <text:span text:style-name="T35">=</text:span> time<text:span text:style-name="T30"> – 1;</text:span></text:p>
      <text:p text:style-name="P8">playOminousSoundEffect();</text:p>
      <text:p text:style-name="P8">}</text:p>
      <text:p text:style-name="P8">rocketLiftOff();</text:p>
      <text:p text:style-name="P4"><text:span text:style-name="T6">The </text:span><text:span text:style-name="T13">time</text:span><text:span text:style-name="T6"> variable starts with value 10. The </text:span><text:span text:style-name="Strong_20_Emphasis"><text:span text:style-name="T16">condition,</text:span></text:span><text:span text:style-name="Strong_20_Emphasis"><text:span text:style-name="T3"> </text:span></text:span><text:span text:style-name="Strong_20_Emphasis"><text:span text:style-name="T16">time &gt; 0</text:span></text:span><text:span text:style-name="T6"> evaluates as true, so we enter the while loop. Next the </text:span><text:span text:style-name="T13">time</text:span><text:span text:style-name="T6"> variable is set to 9 (since 9 = 10 – 1) and we hear a countdown sound. The loop then goes back to evaluating the condition again. The loop executes a second time since 9 &gt; 0 is true. The loop continues to check the condition and execute until time is equal to 0 at which point we exit the loop and </text:span><text:span text:style-name="T10">rocketLiftOff() </text:span><text:span text:style-name="T6">is executed.</text:span></text:p>
      <text:h text:style-name="P23" text:outline-level="3">For loops</text:h>
      <text:p text:style-name="P7">The<text:span text:style-name="T39"> </text:span><text:span text:style-name="T37">for loop</text:span><text:span text:style-name="T38"> i</text:span>s used when we want to execute a set of statements a predetermined number of times. The structure of a for loop is:</text:p>
      <text:p text:style-name="P6"><text:span text:style-name="T41">for</text:span> <text:span text:style-name="T31">(</text:span><text:span text:style-name="T56">initialisation</text:span><text:span text:style-name="T31">;</text:span> <text:span text:style-name="T47">continuation</text:span><text:span text:style-name="T46"> </text:span><text:span text:style-name="T47">condition</text:span><text:span text:style-name="T31">;</text:span> <text:span text:style-name="T57">increment</text:span><text:span text:style-name="T31">) {</text:span></text:p>
      <text:p text:style-name="P8">statement;     <text:span text:style-name="T54">// Body of the loop</text:span></text:p>
      <text:p text:style-name="P8"><text:soft-page-break/>}</text:p>
      <text:p text:style-name="P7">Similar to the while loop, before each round, the <text:span text:style-name="T48">condition</text:span> is checked before the body of the loop is executed. Following the execution of the body, the <text:span text:style-name="T58">increment</text:span> expression is invoked (i.e., after each iteration of the loop). Here is a sample for loop on how to get through next week:</text:p>
      <text:p text:style-name="P8"><text:span text:style-name="T41">for</text:span> (<text:span text:style-name="T56">int i = 0</text:span>; <text:span text:style-name="T47">i &lt; 5</text:span>; <text:span text:style-name="T57">i++</text:span>) {</text:p>
      <text:p text:style-name="P8">wakeUp();</text:p>
      <text:p text:style-name="P8">goToWork();</text:p>
      <text:p text:style-name="P8">sleep();</text:p>
      <text:p text:style-name="P8">}</text:p>
      <text:p text:style-name="P8">programAndroidOnWeekend();</text:p>
      <text:p text:style-name="P4"><text:span text:style-name="T6">Here we are </text:span><text:span text:style-name="Strong_20_Emphasis"><text:span text:style-name="T17">initialising an integer variable i with the value 0</text:span></text:span><text:span text:style-name="T6">. Since </text:span><text:span text:style-name="Strong_20_Emphasis"><text:span text:style-name="T16">0 &lt; 5 evaluates as true</text:span></text:span><text:span text:style-name="T6">, the statements in the loop body are executed. Next, </text:span><text:span text:style-name="Strong_20_Emphasis"><text:span text:style-name="T18">variable i is incremented by one</text:span></text:span><text:span text:style-name="T6">. The expression </text:span><text:span text:style-name="T10">i++</text:span><text:span text:style-name="T6"> is equivalent to </text:span><text:span text:style-name="T10">i = i + 1;</text:span><text:span text:style-name="T12"> </text:span><text:span text:style-name="T6"> (now you know why the naming of programming language C++ signifies some tongue-in-cheek one-one-upmanship regarding its predecessor, the C language). The above loop will be executed 5 times for i = 0, i = 1, i = 2, i = 3, and i = 4. And just like that you have become the master of loops.</text:span></text:p>
      <text:p text:style-name="P1"> </text:p>
      <text:h text:style-name="P20" text:outline-level="1"><text:span text:style-name="T59">Data Structures for Collections</text:span></text:h>
      <text:p text:style-name="P16"><text:span text:style-name="T59"/></text:p>
      <text:p text:style-name="P2">Often we deal with collections or groups of items, like a list of some sort. This is where we’ll want to use a data structure that represents the entire list. Arrays and ArrayLists will be our new best friends.</text:p>
      <text:h text:style-name="P23" text:outline-level="3">Arrays</text:h>
      <text:p text:style-name="P4"><text:span text:style-name="T6">Think of an </text:span><text:span text:style-name="Strong_20_Emphasis"><text:span text:style-name="T19">array</text:span></text:span><text:span text:style-name="T6"> like a column in an Excel spreadsheet with a </text:span><text:span text:style-name="T4">fixed length</text:span><text:span text:style-name="T6">. Each cell in the column has an </text:span><text:span text:style-name="Strong_20_Emphasis"><text:span text:style-name="T19">index</text:span></text:span><text:span text:style-name="T6"> or a “row number” associated with it. Here is how we declare an array of integers:</text:span></text:p>
      <text:p text:style-name="P8"><text:span text:style-name="T51">int</text:span>[ ] <text:span text:style-name="T26">bunchOfIntegers</text:span>;</text:p>
      <text:p text:style-name="P2">or an array of Donut objects:</text:p>
      <text:p text:style-name="P8"><text:span text:style-name="T51">Donut</text:span>[ ] <text:span text:style-name="T26">myBoxOfDonuts</text:span>;</text:p>
      <text:p text:style-name="P7">This follows the pattern of <text:span text:style-name="T52">DataType</text:span><text:span text:style-name="T32">[ ]</text:span><text:span text:style-name="T49"> </text:span><text:span text:style-name="T27">variableName</text:span><text:span text:style-name="T32">;</text:span> Notice the square brackets [ ]. They tell Java we are dealing with an array.</text:p>
      <text:p text:style-name="P2">Next, we have to tell Java how big we want our array to be (i.e., how many “cells” we want). We want to make space for 5 Donut objects in our array:</text:p>
      <text:p text:style-name="P6"><text:span text:style-name="T26">myBoxOfDonuts </text:span><text:span text:style-name="T31">=</text:span> <text:span text:style-name="T41">new</text:span> <text:span text:style-name="T51">Donut</text:span><text:span text:style-name="T31">[5];</text:span></text:p>
      <text:p text:style-name="P2">Of course the cool kids will want to do assignment and declaration in one go.</text:p>
      <text:p text:style-name="P8"><text:soft-page-break/><text:span text:style-name="T51">DataType</text:span>[ ] <text:span text:style-name="T26">variableName</text:span> = <text:span text:style-name="T41">new </text:span><text:span text:style-name="T51">DataType</text:span>[ArraySize];</text:p>
      <text:h text:style-name="P22" text:outline-level="3">Accessing an element in an array</text:h>
      <text:p text:style-name="P7">However, so far we’ve not actually put any <text:span text:style-name="T53">Donut</text:span> objects into our array. We’ll populate our empty <text:span text:style-name="T29">myBoxOfDonuts</text:span>referring to the “cells” by their <text:span text:style-name="T37">index</text:span>. The reason for countless programming bugs is that people forget that the first element of an array starts at index value 0.</text:p>
      <text:p text:style-name="P4"><text:span text:style-name="T15">myBoxOfDonuts</text:span><text:span text:style-name="T10">[</text:span><text:span text:style-name="Strong_20_Emphasis"><text:span text:style-name="T11">0</text:span></text:span><text:span text:style-name="T10">] = </text:span><text:span text:style-name="T15">PlainDonut</text:span><text:span text:style-name="T10">;        </text:span><text:span text:style-name="T20">// The first element</text:span></text:p>
      <text:p text:style-name="P4"><text:span text:style-name="T15">myBoxOfDonuts</text:span><text:span text:style-name="T10">[</text:span><text:span text:style-name="Strong_20_Emphasis"><text:span text:style-name="T11">1</text:span></text:span><text:span text:style-name="T10">] = </text:span><text:span text:style-name="T15">ChocolateDonut</text:span><text:span text:style-name="T10">;</text:span></text:p>
      <text:p text:style-name="P4"><text:span text:style-name="T15">myBoxOfDonuts</text:span><text:span text:style-name="T10">[</text:span><text:span text:style-name="Strong_20_Emphasis"><text:span text:style-name="T11">2</text:span></text:span><text:span text:style-name="T10">] = </text:span><text:span text:style-name="T15">ToffeeGlazeDonut</text:span><text:span text:style-name="T10">;</text:span></text:p>
      <text:p text:style-name="P4"><text:span text:style-name="T15">myBoxOfDonuts</text:span><text:span text:style-name="T10">[</text:span><text:span text:style-name="Strong_20_Emphasis"><text:span text:style-name="T11">3</text:span></text:span><text:span text:style-name="T10">] = </text:span><text:span text:style-name="T15">SprinklesDonut</text:span><text:span text:style-name="T10">;</text:span></text:p>
      <text:p text:style-name="P4"><text:span text:style-name="T15">myBoxOfDonuts</text:span><text:span text:style-name="T10">[</text:span><text:span text:style-name="Strong_20_Emphasis"><text:span text:style-name="T11">4</text:span></text:span><text:span text:style-name="T10">] = </text:span><text:span text:style-name="T15">RatPoisonDonut</text:span><text:span text:style-name="T10">;</text:span></text:p>
      <text:p text:style-name="P4"><text:span text:style-name="del"><text:span text:style-name="T12">myBoxOfDonuts[5] =</text:span></text:span><text:span text:style-name="T7">    </text:span><text:span text:style-name="T20">// @)^£&amp;!*# Out of bounds. Don’t do this. We only have size 5.</text:span></text:p>
      <text:p text:style-name="P7">Similarly when we want to retrieve the value of a particular element in our array, we refer to it by its <text:span text:style-name="T37">index</text:span>.</text:p>
      <text:p text:style-name="P8"><text:span text:style-name="T51">Donut</text:span><text:span text:style-name="T26"> </text:span><text:span text:style-name="T25">donutForMyBoss</text:span> = <text:span text:style-name="T25">myBoxOfDonuts</text:span>[<text:span text:style-name="T1">3</text:span>];</text:p>
      <text:p text:style-name="P2">At this point you can probably already see how loops and arrays make great buddies in many a situation, because we can iterate through the elements in an array.</text:p>
      <text:h text:style-name="P23" text:outline-level="3">ArrayLists</text:h>
      <text:p text:style-name="P4"><text:span text:style-name="T6">As awesome as arrays are, there is one slight issue. And by slight, I mean major. Arrays can’t grow or shrink in size. As such, we will never be able to put more than 5 Donuts in our box because we can’t just add a sixth slot. Luckily, someone clever working at Oracle wrote a </text:span><text:span text:style-name="T21">class</text:span><text:span text:style-name="T6"> to get around this annoyance: the </text:span><text:span text:style-name="Strong_20_Emphasis"><text:span text:style-name="T19">ArrayList</text:span></text:span><text:span text:style-name="T6">.</text:span></text:p>
      <text:p text:style-name="P2">Here is the syntax of how we create an ArrayList:</text:p>
      <text:p text:style-name="P8">ArrayList&lt;<text:span text:style-name="T51">Type</text:span>&gt; <text:span text:style-name="T26">variableName</text:span> = <text:span text:style-name="T41">new </text:span>ArrayList&lt;&gt;();</text:p>
      <text:p text:style-name="P7">Notice that we specify the <text:span text:style-name="T52">type </text:span>of objects we’re going to put inside the list within the <text:span text:style-name="T32">&lt; &gt;</text:span> angle brackets. In contrast to arrays we don’t have to specify the size of the ArrayList in advance. Here’s an example of an ArrayList:</text:p>
      <text:p text:style-name="P8">ArrayList&lt;<text:span text:style-name="T51">String</text:span>&gt; <text:span text:style-name="T26">madDictators </text:span>= <text:span text:style-name="T41">new </text:span>ArrayList&lt;&gt;();</text:p>
      <text:p text:style-name="P7">We can grow the list by adding items to the ArrayList by calling the <text:span text:style-name="T33">add(…)</text:span> method of the ArrayList class.</text:p>
      <text:p text:style-name="P8"><text:span text:style-name="T25">madDictators</text:span>.add(“Muammar Gaddafi”);</text:p>
      <text:p text:style-name="P8"><text:span text:style-name="T25">madDictators</text:span>.add(“Robert Mugabe”);</text:p>
      <text:p text:style-name="P8"><text:span text:style-name="T25">madDictators</text:span>.add(“Saparmurat Niyazov”);</text:p>
      <text:p text:style-name="P7">We can fetch items from the ArrayList by passing in the index to the <text:span text:style-name="T33">get(…)</text:span> method.</text:p>
      <text:p text:style-name="P8"><text:span text:style-name="T50">String</text:span><text:span text:style-name="T25"> firstElement </text:span><text:span text:style-name="T36">=</text:span><text:span text:style-name="T25"> madDictators</text:span>.get(0);       <text:span text:style-name="T54">// returns the first element we added: “Muammar Gaddafi”</text:span></text:p>
      <text:p text:style-name="P8"><text:soft-page-break/><text:span text:style-name="T50">String</text:span><text:span text:style-name="T25"> secondElement</text:span><text:span text:style-name="T36"> =</text:span><text:span text:style-name="T25"> madDictators</text:span>.get(1);      <text:span text:style-name="T54">// returns “Robert Mugabe”</text:span></text:p>
      <text:p text:style-name="P3">The ArrayList class has methods to remove items, get the length of the list, clear the list, and a whole host of other methods, which Oracle conveniently lists out on their documentation page:</text:p>
      <text:p text:style-name="P14"><text:a xlink:type="simple" xlink:href="http://docs.oracle.com/javase/7/docs/api/java/util/ArrayList.html" text:style-name="Internet_20_link" text:visited-style-name="Visited_20_Internet_20_Link"><text:span text:style-name="T8">http://docs.oracle.com/javase/7/docs/api/java/util/ArrayList.html</text:span></text:a></text:p>
      <text:p text:style-name="P1"> </text:p>
      <text:p text:style-name="P1"> </text:p>
      <text:h text:style-name="P19" text:outline-level="1">Inheritance – Subclasses and Superclasses</text:h>
      <text:p text:style-name="P1"> </text:p>
      <text:p text:style-name="P7"><text:span text:style-name="T37">Inheritance </text:span>is a fundamental concept of Java and object-oriented programming. The idea behind inheritance is to create new classes that are built on existing classes. The new class will inherit its parent’s methods and fields, but can be further customised to fit our needs. This means that when we make an Android app, we don’t actually have to write all our components from scratch. Instead we use the classes written by Google and customise these to fit our needs.</text:p>
      <text:p text:style-name="P7">Let’s go back to the <text:span text:style-name="T49">Car</text:span> class example from the first primer:</text:p>
      <text:p text:style-name="P4"><text:span text:style-name="Strong_20_Emphasis"><text:span text:style-name="T21">public</text:span></text:span><text:span text:style-name="T22"> </text:span><text:span text:style-name="Strong_20_Emphasis"><text:span text:style-name="T21">class</text:span></text:span><text:span text:style-name="T10"> Car {</text:span></text:p>
      <text:p text:style-name="P4"><text:span text:style-name="Strong_20_Emphasis"><text:span text:style-name="T21">private</text:span></text:span><text:span text:style-name="T10"> </text:span><text:span text:style-name="Strong_20_Emphasis"><text:span text:style-name="T9">int</text:span></text:span><text:span text:style-name="T10"> </text:span><text:span text:style-name="Strong_20_Emphasis"><text:span text:style-name="T24">maxSpeed</text:span></text:span><text:span text:style-name="T10">;</text:span></text:p>
      <text:p text:style-name="P4"><text:span text:style-name="Strong_20_Emphasis"><text:span text:style-name="T21">private</text:span></text:span><text:span text:style-name="T10"> </text:span><text:span text:style-name="Strong_20_Emphasis"><text:span text:style-name="T9">int</text:span></text:span><text:span text:style-name="T10"> </text:span><text:span text:style-name="Strong_20_Emphasis"><text:span text:style-name="T24">nrOfSeats</text:span></text:span><text:span text:style-name="T10">;</text:span></text:p>
      <text:p text:style-name="P1"> </text:p>
      <text:p text:style-name="P4"><text:span text:style-name="Strong_20_Emphasis"><text:span text:style-name="T21">public</text:span></text:span><text:span text:style-name="T10"> Car (</text:span><text:span text:style-name="Strong_20_Emphasis"><text:span text:style-name="T9">int</text:span></text:span><text:span text:style-name="T10"> speed, </text:span><text:span text:style-name="Strong_20_Emphasis"><text:span text:style-name="T9">int</text:span></text:span><text:span text:style-name="T10"> seats) {</text:span></text:p>
      <text:p text:style-name="P4"><text:span text:style-name="Strong_20_Emphasis"><text:span text:style-name="T24">maxSpeed</text:span></text:span><text:span text:style-name="T10"> = speed;</text:span></text:p>
      <text:p text:style-name="P4"><text:span text:style-name="Strong_20_Emphasis"><text:span text:style-name="T24">nrOfSeats</text:span></text:span><text:span text:style-name="T10"> = seats;</text:span></text:p>
      <text:p text:style-name="P8">}</text:p>
      <text:p text:style-name="P4"><text:span text:style-name="Strong_20_Emphasis"><text:span text:style-name="T21">public</text:span></text:span><text:span text:style-name="T10"> </text:span><text:span text:style-name="Strong_20_Emphasis"><text:span text:style-name="T9">void</text:span></text:span><text:span text:style-name="T10"> drive() {</text:span></text:p>
      <text:p text:style-name="P8">System.out.println(“Cruisin in my Pinto, I see homies as I pass …”);</text:p>
      <text:p text:style-name="P8">}</text:p>
      <text:p text:style-name="P8">}</text:p>
      <text:p text:style-name="P7">Certain properties like maximum speed and number of seats are in common with all cars. However, we may need a car that does something specific like run on electricity or impress a gold digger. If we were to change the <text:span text:style-name="T49">Car</text:span> class to run on electricity, it will affect all the Car objects, which is not what we want.</text:p>
      <text:h text:style-name="P23" text:outline-level="3"><text:soft-page-break/>Extending an existing class</text:h>
      <text:p text:style-name="P2">An object-oriented solution to this problem is to have different blueprints for different types of cars – say, an ElectricCar class and a SportsCar class.</text:p>
      <text:p text:style-name="P4"><text:span text:style-name="Strong_20_Emphasis"><text:span text:style-name="T21">public</text:span></text:span><text:span text:style-name="T10"> </text:span><text:span text:style-name="Strong_20_Emphasis"><text:span text:style-name="T21">class</text:span></text:span><text:span text:style-name="T10"> ElectricCar </text:span><text:span text:style-name="T21">extends</text:span><text:span text:style-name="T10"> Car {</text:span></text:p>
      <text:p text:style-name="P10">…</text:p>
      <text:p text:style-name="P12">// An ElectricCar can do everything a Car can do, but in addition it can do this:</text:p>
      <text:p text:style-name="P4"><text:span text:style-name="Strong_20_Emphasis"><text:span text:style-name="T21">public</text:span></text:span><text:span text:style-name="T10"> </text:span><text:span text:style-name="Strong_20_Emphasis"><text:span text:style-name="T9">void</text:span></text:span><text:span text:style-name="T10"> runOnElectricity() {</text:span></text:p>
      <text:p text:style-name="P12">// fancy code here</text:p>
      <text:p text:style-name="P8">}</text:p>
      <text:p text:style-name="P8">}</text:p>
      <text:p text:style-name="P4"><text:span text:style-name="T6">The keyword </text:span><text:span text:style-name="T23">extends</text:span><text:span text:style-name="T6"> denotes that </text:span><text:span text:style-name="T7">ElectricCar</text:span><text:span text:style-name="T6"> is a child or </text:span><text:span text:style-name="T19">subclass</text:span><text:span text:style-name="T6"> of </text:span><text:span text:style-name="T7">Car</text:span><text:span text:style-name="T6">, so it will still have </text:span><text:span text:style-name="Strong_20_Emphasis"><text:span text:style-name="T24">maxSpeed</text:span></text:span><text:span text:style-name="T6"> and </text:span><text:span text:style-name="Strong_20_Emphasis"><text:span text:style-name="T24">nrOfSeats</text:span></text:span><text:span text:style-name="T6"> fields as well as </text:span><text:span text:style-name="T10">drive()</text:span><text:span text:style-name="T6"> method in addition to the </text:span><text:span text:style-name="T10">runOnElectricity()</text:span><text:span text:style-name="T6"> method, which we just added.</text:span></text:p>
      <text:p text:style-name="P4"><text:span text:style-name="Strong_20_Emphasis"><text:span text:style-name="T9">ElecticCar</text:span></text:span><text:span text:style-name="T10"> </text:span><text:span text:style-name="T15">Tesla</text:span><text:span text:style-name="T10"> = </text:span><text:span text:style-name="Strong_20_Emphasis"><text:span text:style-name="T21">new</text:span></text:span><text:span text:style-name="T10"> ElectricCar(200, 4);</text:span></text:p>
      <text:p text:style-name="P8"><text:span text:style-name="T25">Tesla</text:span>.runOnElectricity();</text:p>
      <text:h text:style-name="P23" text:outline-level="3">Superclass methods</text:h>
      <text:p text:style-name="P7">The subclass can call the methods of its parent, its <text:span text:style-name="T37">superclass</text:span>. It can call the methods of its parent explicitly using the keyword <text:span text:style-name="T44">super</text:span>. In addition, a subclass can also <text:span text:style-name="T2">redefine</text:span> a method from the parent using the <text:span text:style-name="T44">@O</text:span><text:span text:style-name="T45">verride</text:span> annotation. For example, our <text:span text:style-name="T49">SportsCar</text:span> will drive a little differently than a standard <text:span text:style-name="T49">Car</text:span> object:</text:p>
      <text:p text:style-name="P4"><text:span text:style-name="Strong_20_Emphasis"><text:span text:style-name="T21">public</text:span></text:span><text:span text:style-name="T22"> </text:span><text:span text:style-name="Strong_20_Emphasis"><text:span text:style-name="T21">class</text:span></text:span><text:span text:style-name="T10"> SportsCar </text:span><text:span text:style-name="T21">extends</text:span><text:span text:style-name="T10"> Car {</text:span></text:p>
      <text:p text:style-name="P10">…</text:p>
      <text:p text:style-name="P13"><text:span text:style-name="T1">@Override             </text:span><text:span text:style-name="T54">// Redefining a method inherited from the parent</text:span></text:p>
      <text:p text:style-name="P4"><text:span text:style-name="Strong_20_Emphasis"><text:span text:style-name="T21">public</text:span></text:span><text:span text:style-name="T10"> </text:span><text:span text:style-name="Strong_20_Emphasis"><text:span text:style-name="T9">void</text:span></text:span><text:span text:style-name="T10"> drive() {</text:span></text:p>
      <text:p text:style-name="P7"><text:span text:style-name="T42">super</text:span><text:span text:style-name="T34">.drive();     </text:span><text:span text:style-name="T55">// Calling a method of the parent class</text:span></text:p>
      <text:p text:style-name="P9">impressGoldDigger();</text:p>
      <text:p text:style-name="P8">}</text:p>
      <text:p text:style-name="P8">}</text:p>
      <text:p text:style-name="P7">Here we are overriding the <text:span text:style-name="T49">Car</text:span> class’ <text:span text:style-name="T33">drive()</text:span> method to expand on it with an extra method called <text:span text:style-name="T33">impressGoldDigger()</text:span>. Since we are redefining an existing method, we have to let the computer know what we are doing with the <text:span text:style-name="T45">@Override</text:span> <text:span text:style-name="T37">annotation</text:span>. Second we are calling <text:span text:style-name="T43">super</text:span><text:span text:style-name="T33">.drive()</text:span> which executes the Car’s <text:span text:style-name="T33">drive()</text:span>method. Subsequently we execute our <text:span text:style-name="T49">SportsCar</text:span> specific behaviour with <text:span text:style-name="T33">impressGoldDigger()</text:span>.</text:p>
      <text:p text:style-name="P1"> </text:p>
      <text:p text:style-name="P2">Congrats. We’ve made it through the boring theory bit. Now that we’ve got those key Java concepts down, let’s program some Android apps!</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Lohit Devanagari1" svg:font-family="'Lohit Devanagari'"/>
    <style:font-face style:name="Montserrat" svg:font-family="Montserrat, sans-serif"/>
    <style:font-face style:name="andale mono" svg:font-family="'andale mono', monospace"/>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23:21:10.526257575</meta:creation-date>
    <dc:date>2019-01-29T23:25:15.431263833</dc:date>
    <meta:editing-duration>PT4M5S</meta:editing-duration>
    <meta:editing-cycles>1</meta:editing-cycles>
    <meta:document-statistic meta:table-count="0" meta:image-count="0" meta:object-count="0" meta:page-count="8" meta:paragraph-count="167" meta:word-count="1946" meta:character-count="11263" meta:non-whitespace-character-count="9425"/>
    <meta:generator>LibreOffice/6.0.6.2$Linux_X86_64 LibreOffice_project/00m0$Build-2</meta:generator>
  </office:meta>
</office:document-meta>
</file>